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text-position="0% 100%" style:font-name="Times New Roman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text-position="super 58%" style:font-name="Times New Roman"/>
    </style:style>
    <style:style style:name="T9" style:family="text">
      <style:text-properties style:text-line-through-style="none" style:text-position="0% 100%" style:font-name="Times New Roman"/>
    </style:style>
    <style:style style:name="T10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1" style:family="text">
      <style:text-properties style:text-line-through-style="none" style:text-position="0% 100%" style:font-name="Times New Roman" style:text-underline-style="none"/>
    </style:style>
    <style:style style:name="T12" style:family="text">
      <style:text-properties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8" is written in pencil and circled in the top right corner of the page.]</text:p>
      <text:p text:style-name="P3"/>
      <text:p text:style-name="P2">An explanatory lecture on Ki Tab<text:span text:style-name="T2">ó</text:span><text:span text:style-name="T3">h/</text:span></text:p>
      <text:p text:style-name="P2"><text:span text:style-name="T3"/></text:p>
      <text:p text:style-name="P3"><text:span text:style-name="T3">[Page 1]</text:span></text:p>
      <text:p text:style-name="P3"><text:span text:style-name="T3">[Hebrew]/ "Cursed be he that confirmeth not the words of this/ law to do them" <text:s/>My Brethren! <text:s/>It is not/ improbable that in your intercourse with your fel-/-low-men of a different creed, you may have heard/ it </text:span><text:span text:style-name="T4">declared</text:span><text:span text:style-name="T7"> asserted, that the followers of the Mosaic code/ incessantly expose themselves to a curse pronounced/ therein. <text:s/>Misconstruing the passage from</text:span><text:span text:style-name="T8">2</text:span><text:span text:style-name="T9">/ the section of the day, which</text:span><text:span text:style-name="T8">1</text:span><text:span text:style-name="T9"> I have just quoted,/ they argue that as human nature is fallible, no/ one, however heedful of his duties he may be, can/ </text:span><text:span text:style-name="T5">execute</text:span><text:span text:style-name="T9"> carry out </text:span><text:span text:style-name="T10">all</text:span><text:span text:style-name="T11"> the numerous injunctions which the/ religion of Israel prescribes; and that </text:span><text:span text:style-name="T6">the result of</text:span><text:span text:style-name="T11">/ his neglect, while he still adheres to the Sinaic/ law, will be visited upon him by a divine imprecation./ <text:s/>But two cogent reasons </text:span><text:span text:style-name="T6">gainsay</text:span><text:span text:style-name="T11"> refute their position./ <text:s/>The first must be obvious to whomsoever will com-/-pare the original with the authorized version in the/ vernacular, for, not the discharge of </text:span><text:span text:style-name="T10">all</text:span><text:span text:style-name="T11"> the be-/-hests of God, has been demanded in that sentence/ of Holy Writ, in order to avert the celestial denun-/-ciation. <text:s/>It may have served the purpose/</text:span></text:p>
      <text:p text:style-name="P3"><text:span text:style-name="T11"/></text:p>
      <text:p text:style-name="P3"><text:span text:style-name="T11">[Page 2]</text:span></text:p>
      <text:p text:style-name="P3"><text:span text:style-name="T11">of the English translators to surreptitiously insert/ the word "All", but the text does not warrant/ the license [Hebrew] "Cursed be he who/ confimreth not </text:span><text:span text:style-name="T10">the word</text:span><text:span text:style-name="T11"> of this law, and not </text:span><text:span text:style-name="T10">all</text:span><text:span text:style-name="T11">/ the words, we </text:span><text:soft-page-break/><text:span text:style-name="T11">find written by the inspired messenger/ of the Eternal making special reference to what has been spoken of in that chapter, as I will hereafter explain. <text:s/>Besides, how absurd it is to/ harbour the idea that according to the Jewish faith,/ temporal &amp; spiritual happiness depend</text:span><text:span text:style-name="T6">s</text:span><text:span text:style-name="T11"> upon the performance/ of </text:span><text:span text:style-name="T10">every</text:span><text:span text:style-name="T11"> enactment of the Mosaic legislation!/</text:span></text:p>
      <text:p text:style-name="P3"><text:span text:style-name="T11">Who knows not that the sacred volumes contain/ many directions, which an individual may never have/ occasion to fulfil[sic!]? <text:s/>As for instance; the raising of/ a battlement in the roof of a new dwelling./ <text:s/>The assistance which must be tendered to save one's/ neighbour's property. <text:s/>The freedom to be granted/ to the dam, that is stirring on her unfledged young./ <text:s/>The offering of a sacrifice at the expiration of the/ term of a Nazarite. <text:s/>The presentation of five shekels/ of silver to the priest for the redemption of a first-/born son; and various others, especially such </text:span><text:span text:style-name="T6">that</text:span><text:span text:style-name="T11"> as/ are connected with the possession of an estate in the/ land of the patriarchs. <text:s/>Would it not there-/-fore be exceedingly preposterous nay insulting to Divine justice to assume that/</text:span></text:p>
      <text:p text:style-name="P3"><text:span text:style-name="T11"/></text:p>
      <text:p text:style-name="P3"><text:span text:style-name="T11">[Page 3]</text:span></text:p>
      <text:p text:style-name="P3"><text:span text:style-name="T11">the non-performance of duties consequent on for-/-tuious circumstances, </text:span><text:span text:style-name="T6">are</text:span><text:span text:style-name="T11"> is accounted a sin, and/ threatened with a malediction? <text:s/>[Hebrew]/ "Far be wickedness from God, and iniquity from the/ Almighty"! <text:s/>But the second/ reason which we may advance to overthrow the/ argument of our religious opponents, though it/ does not suggest itself at the first blush to the mind/ of every reader, is nevertheless very forcible and conclusive./ <text:s/></text:span><text:span text:style-name="T6">However, in order</text:span><text:span text:style-name="T11"> To render it clear to your under-/-standing, </text:span><text:span text:style-name="T6">my beloved hearers!</text:span><text:span text:style-name="T11"> I need premise </text:span><text:span text:style-name="T6">sending</text:span><text:span text:style-name="T11"> a few/ remarks. <text:s/>Whenever the Scriptures prescribes/ certain rules; likewise, whenever they exhort to/ go</text:span><text:span text:style-name="T6">o</text:span><text:span text:style-name="T11">dly actions, or denounce evil doings, they do not speak/ </text:span><text:span text:style-name="T6">not</text:span><text:span text:style-name="T11"> in the abstract, but almost invariably they address/ the nation at large. <text:s/>At times in the plural/ termination, but oftener in the singular, either/ in the masculine or femminine[sic!] gender. <text:s/>This/ fast scarce</text:span><text:span text:style-name="T6">ly</text:span><text:span text:style-name="T11"> requires a</text:span><text:span text:style-name="T6">ny</text:span><text:span text:style-name="T11"> proof, for </text:span><text:span text:style-name="T6">almost</text:span><text:span text:style-name="T11"> nearly/ every page of the Bible teems with corroborative/ examples; but in order to be perfectly explicit,/</text:span></text:p>
      <text:p text:style-name="P3"><text:span text:style-name="T11"/></text:p>
      <text:p text:style-name="P3"><text:span text:style-name="T11">[Page 4]</text:span></text:p>
      <text:p text:style-name="P3"><text:span text:style-name="T11">I will say, by way of elucidation, that when we read/ in the lesson of this Sabbath the following words of/ Moses [Hebrew] "</text:span><text:span text:style-name="T10">Thou</text:span><text:span text:style-name="T11"> hast avouched/ the Eternal this day, to be thy God," no one could have/ </text:span><text:span text:style-name="T6">construed</text:span><text:span text:style-name="T11"> interpreted them as if </text:span><text:span text:style-name="T6">applying</text:span><text:span text:style-name="T11"> directed to a single individual,/ because the grammatical construction would denote it,/ but as an address to the collective body of the Hebrews./ <text:s/></text:span><text:span text:style-name="T6">And verily</text:span><text:span text:style-name="T11"> True: this is not a distinctive feature in/ the sacred </text:span><text:span text:style-name="T6">pages volumes</text:span><text:span text:style-name="T11"> tongue; </text:span><text:span text:style-name="T6">but</text:span><text:span text:style-name="T11"> it is a form adopted as/ well in other languages. <text:s/></text:span><text:span text:style-name="T6">Yet</text:span><text:span text:style-name="T11"> But what in the/ latter is simply a conventional expression, carries/ therewith </text:span><text:span text:style-name="T6">it</text:span><text:span text:style-name="T11"> in Holy Writ a weighty </text:span><text:span text:style-name="T6">import recall</text:span><text:span text:style-name="T11"> signification. <text:s/>The/ Rabbins have </text:span><text:span text:style-name="T6">signified</text:span><text:span text:style-name="T11"> pointed it out unto us by their well/ known maxim [Hebrew] "Israel are a/ guarantee one for the other," that is, they consti-/-tute a</text:span><text:span text:style-name="T6">n association</text:span><text:span text:style-name="T11"> community of divinely favored beings, whose/ singleness of purpose must characterize all their/ actions. <text:s/>Hence it behooves every member thereof/ to watch over the intact preservation of the standard/ given for their guide, and to </text:span><text:span text:style-name="T6">adjudge</text:span><text:span text:style-name="T11"> decree by judicial sentence a commensu-/-rate punishment for any decoration from the same./ <text:s/>The omission of this duty would entail upon the/ nation a calamity, called forth by the perpetrator/</text:span></text:p>
      <text:p text:style-name="P3"><text:span text:style-name="T11"/></text:p>
      <text:p text:style-name="P3"><text:span text:style-name="T11">[Page 5]</text:span></text:p>
      <text:p text:style-name="P3"><text:span text:style-name="T11">of the </text:span><text:span text:style-name="T6">same</text:span><text:span text:style-name="T11"> offense. <text:s/>Thus it is frequently recorded in/ the book of Judges, that the relapse of some/ among our ancestors to idolatrous practices, con-/-signed whole tribes to foreign subjugation./</text:span></text:p>
      <text:p text:style-name="P3"><text:span text:style-name="T11">And in the twenty second chapter of Joshua, we are/ unequivocally taught by a peculiar event narrated/ there, that the </text:span><text:span text:style-name="T6">dereliction</text:span><text:span text:style-name="T11"> misdoing of few, when left un-/-rebuked, is visited upon the many who have heed-/-lessly suffered it to be committed. <text:s/>The/ Israelites who dwelt on the eastern side of the Jordan/ had erected a very lofty altar, as a token of/ their alliance with the rest of their distant bre-/-thren. <text:s/>This act of national fidelity was mis-/-construed into an unwarrantable separation from the/ common faith, </text:span><text:soft-page-break/><text:span text:style-name="T11">and a delegation, headed by the/ righteous Phineas was commissioned to remonstrate./ <text:s/>To eschew the civil war </text:span><text:span text:style-name="T6">which was</text:span><text:span text:style-name="T11"> impending, the/ deputation sent, held the following language "What/ is this trespass that ye have committed against/ the God of Israel? <text:s/>Is the iniquity of Peor too/ little for us, from which we are not cleansed even/</text:span></text:p>
      <text:p text:style-name="P3"><text:span text:style-name="T11"/></text:p>
      <text:p text:style-name="P3"><text:span text:style-name="T11">[Page 6]</text:span></text:p>
      <text:p text:style-name="P3"><text:span text:style-name="T11">to this day, and </text:span><text:span text:style-name="T6">for which</text:span><text:span text:style-name="T11"> on whose account there was a plague in/ the Congregation of the Lord? <text:s/>That ye must turn away/ this day from following the Lord, seeing that ye re-/-bel to day against the Lord, and to morrow He will/ be wroth with the whole Congregation of Israel! <text:s/>"And/ in the same strain they continued to speak, evincing/ by their </text:span><text:span text:style-name="T6">eg</text:span><text:span text:style-name="T11"> eager appeal that they sought to/ aver celestial chastiment[sic!] not alone from the/ supposed transgressors but from the entire people/ of the Hebrews. <text:s/>But though the/ </text:span><text:span text:style-name="T6">axiom</text:span><text:span text:style-name="T11"> aphorism of our sages above cited, is very evidently/ founded upon biblical ground, still it cannot always/ be carried into effect, for however </text:span><text:span text:style-name="T6">watchful vigilant</text:span><text:span text:style-name="T11"> watchful a/ nation may be </text:span><text:span text:style-name="T6">over</text:span><text:span text:style-name="T11"> for the maintenance of its laws, </text:span><text:span text:style-name="T6">ne- still</text:span><text:span text:style-name="T11">/ </text:span><text:span text:style-name="T6">-vertheless its eyes are</text:span><text:span text:style-name="T11"> its judicial vigilance </text:span><text:span text:style-name="T6">justice is</text:span><text:span text:style-name="T11"> is not ubiquitous. <text:s/>It cannot,/ indeed it </text:span><text:span text:style-name="T10">should</text:span><text:span text:style-name="T11"> not spy what individuals may/ secretly do in </text:span><text:span text:style-name="T6">contravention with</text:span><text:span text:style-name="T11"> opposition to the dictates of God;/ <text:s/>consequently it cannot be accountable for hidden/ crimes. <text:s/>Wherefore it is written [Hebrew]/ [Hebrew] "The secret things belong/ to the Eternal our God, but those things which/ are revealed belong unto us and to our children for/ ever, that we may execute all the words of this law"/</text:span></text:p>
      <text:p text:style-name="P3"><text:span text:style-name="T11"/></text:p>
      <text:p text:style-name="P3"><text:span text:style-name="T11">[Page 7]</text:span></text:p>
      <text:p text:style-name="P3"><text:span text:style-name="T11">And this is precisely what the passage by </text:span><text:span text:style-name="T6">our</text:span><text:span text:style-name="T11">/ which our opponents would fain misrepresent Judaism </text:span><text:span text:style-name="T6">us, tends</text:span><text:span text:style-name="T11"> aims/ to </text:span><text:span text:style-name="T6">communicate</text:span><text:span text:style-name="T11"> impart. <text:s/>The whole paragraph in/ which it occurs alludes solely to the committal of </text:span><text:span text:style-name="T6">sins</text:span><text:span text:style-name="T11"> backslidings/ that might easily evade detection, and consequent-/-ly elude human justice. <text:s/>He for instance, who/ conceals in his bosom the idol to which he has/ become a votary; he who in the administration of/ his office, stealthily receives the corruptive gift,/ might perchance deem themselves beyond divine/ retribution, as they are </text:span><text:span text:style-name="T6">without the beyond</text:span><text:span text:style-name="T11"> out of reach of a tem-/-poral chastisement. <text:s/>Because they form an/ integral part of a community, in whose weal they/ participate, they might be hardened in </text:span><text:span text:style-name="T6">delinquency</text:span><text:span text:style-name="T11"> crime,/ so long as </text:span><text:span text:style-name="T6">it</text:span><text:span text:style-name="T11"> their culpable act can remain concealed beneath an/ impenetrable veil. <text:s/>Therefore has the word of/ God come to warn the hypocritical sinner./ <text:s/>Think not, it tells him, think not that thou wilt/ conjointly share in the welbeing[sic!] of the nation, for,/ if thy inequities are such that they cannot exclude thee/ from its fruition, He that </text:span><text:span text:style-name="T6">scrutinizes</text:span><text:span text:style-name="T11"> searches even the inmost </text:span><text:span text:style-name="T6">re-</text:span><text:span text:style-name="T11"> of human/ </text:span><text:span text:style-name="T6">-condite deeds</text:span><text:span text:style-name="T11"> thoughts, will cut thee off from the partici-/-pation of the blessings He </text:span><text:span text:style-name="T6">grants vouchsafes</text:span><text:span text:style-name="T11"> grants unto his people./</text:span></text:p>
      <text:p text:style-name="P3"><text:span text:style-name="T11"/></text:p>
      <text:p text:style-name="P3"><text:span text:style-name="T11">[Page 8]</text:span></text:p>
      <text:p text:style-name="P6"><text:span text:style-name="T12">Then</text:span><text:span text:style-name="T11"> And as it is even more lucidly expressed, in the/ next Parasha; [Hebrew] "the anger of the Lord and his/ jealousy shall kindle against thee, and He shall/ blot out thy name from under the heavens."/ <text:s/>Thou alone shalt suffer the penalty of thy trespasses,/ and the house of Israel shall be declared innocent/ in the presence of their God. <text:s/>Ponder, my dear/ Brethren, on the whole context, and judge for your-/-selves. <text:s/></text:span><text:span text:style-name="T12">It is written</text:span><text:span text:style-name="T11"> <text:s/>You have read that the Levites were </text:span><text:span text:style-name="T12">en-</text:span><text:span text:style-name="T11"> bid/ </text:span><text:span text:style-name="T12">-joined</text:span><text:span text:style-name="T11"> to turn their faces towards mount Ebal,/ and loudly </text:span><text:span text:style-name="T12">imprecate</text:span><text:span text:style-name="T11"> call down evil on the individual who/ became guilty of certain </text:span><text:span text:style-name="T12">nefarious</text:span><text:span text:style-name="T11"> wicked deeds. <text:s/>But/ at this, a question must naturally suggest itself to your minds/ why have those crimes been made a special object/ of execration, while immediately after, curses are/ pronounced against the general abandonment of/ religion?...Because, I answer, the latter concern/ the whole nation, whereas the former affect the/ single individual, hence the people gave their/ full assent, by saying; Amen, purposing to signify,/ that as it was not in their power to bring hidden/</text:span></text:p>
      <text:p text:style-name="P6"><text:span text:style-name="T11"/></text:p>
      <text:p text:style-name="P6"><text:span text:style-name="T11">[Page 9]</text:span></text:p>
      <text:p text:style-name="P6"><text:soft-page-break/><text:span text:style-name="T11">sins before a terrestrial tribunal, they committed/ to God the inflicting of a condign punishment./ <text:s/>This reply, which I consider correct, will, my dear Bre-/-thren! </text:span><text:span text:style-name="T12">will</text:span><text:span text:style-name="T11"> unfold the exact meaning of the sentence/ under discussion. <text:s/>The inspired legislator in-/-structed the family of Levy who had become the de-/-positaries and </text:span><text:span text:style-name="T12">tutors</text:span><text:span text:style-name="T11"> instructors of the law of God, that their/ entrance into the land of promise should be signa-/-lized by an act of </text:span><text:span text:style-name="T12">inspiring</text:span><text:span text:style-name="T11"> impressive solemnity. <text:s/>They/ should gather the tribes around the ark of the/ testimony, and with their countenances upturned/ towards a stony rock, the emblem of aridity and/ waste, they should utter a malediction against/ the false and the unfaithful, who covertly/ violated the national constitution, and yet claimed/ the immunities and the protection it granted. <text:s/></text:span><text:span text:style-name="T12">and its protection.</text:span><text:span text:style-name="T11">/ <text:s/>Those servants of the Almighty were directed to threaten/ with the inexorable sentence of an Omniscient Judge,/ the man, who conceived </text:span><text:span text:style-name="T12">to</text:span><text:span text:style-name="T11"> that they might evade His searching/ eye, as he had eluded human justice; therefore/ after having enumerated certain heinous crimes,/ that might remain for ever enshrouded in dark-/-ness, they were ordered thus to conclude [Hebrew]/</text:span></text:p>
      <text:p text:style-name="P6"><text:span text:style-name="T11"/></text:p>
      <text:p text:style-name="P6"><text:span text:style-name="T11">[Page 10]</text:span></text:p>
      <text:p text:style-name="P6"><text:span text:style-name="T11">"Cursed be he that comfirmeth not the words/ of this law" not the entire law promulgated by/ the son of Amram, but in a more </text:span><text:span text:style-name="T12">respect</text:span><text:span text:style-name="T11"> restricted/ sense, the ordinances to which the preceding/ eleven verses have special reference./</text:span></text:p>
      <text:p text:style-name="P6"><text:span text:style-name="T11">I could, my dear Brethren! further demonstrate that/ my interpretation is authorized both by the genius/ of the Hebrew language, and by the commentaries/ of learned authors, but the reasons I have advanced,/ will at all events suffice to convince an Israelite,/ that the adversaries of Judaism have failed to/ comprehend the text, that they have tampered with/ it by their wilful[sic!] interpolation, and that, as/ they are wont, they have taken a detached pas-/sage and grounded thereon argumentations void of/ strength and truth. <text:s/>But you my fellow-/believers, neither need nor demand any proof of/ the abiding love of God for the progeny of Jacob./ <text:s/>You remember that the heathen sorcerer, who was/ commissioned to harm </text:span><text:span text:style-name="T12">Israel</text:span><text:span text:style-name="T11"> our progenitors, was bid not to curse/ the people whom the Most High has blessed./</text:span></text:p>
      <text:p text:style-name="P6"><text:span text:style-name="T11"/></text:p>
      <text:p text:style-name="P6"><text:span text:style-name="T11">[Page 11]</text:span></text:p>
      <text:p text:style-name="P6"><text:span text:style-name="T11">You will ever bear in mind that like a father/ who corrects the son he cherishes, so does the/ Lord rebuke those whom He desires to improve,/ [Hebrew]/ May He grant that by the strokes of his chasten-/-ing rod we may be restored to religion, to virtue,/ and thence to temporal and spiritual happiness./ <text:s/>Amen/</text:span></text:p>
      <text:p text:style-name="P6"><text:span text:style-name="T11"/></text:p>
      <text:p text:style-name="P6"><text:span text:style-name="T11">This lecture was corrected, and altered in the course/ of being delivered, and an</text:span><text:span text:style-name="T12">d</text:span><text:span text:style-name="T11"> address was added/ at the end to a Bar Mitzva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13:10:03.47</meta:creation-date>
    <meta:document-statistic meta:table-count="0" meta:image-count="0" meta:object-count="0" meta:page-count="5" meta:paragraph-count="89" meta:word-count="2191" meta:character-count="13638"/>
    <dc:date>2012-11-21T14:31:07.39</dc:date>
    <meta:editing-duration>PT1M11S</meta:editing-duration>
    <meta:editing-cycles>1</meta:editing-cycles>
    <meta:generator>OpenOffice.org/3.4.1$Win32 OpenOffice.org_project/341m1$Build-9593</meta:generator>
  </office:meta>
</office:document-meta>
</file>